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paragraph-rsid="0009fe5a" style:font-weight-asian="normal" style:font-weight-complex="normal"/>
    </style:style>
    <style:style style:name="P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font-weight="normal" officeooo:paragraph-rsid="0009fe5a" style:font-weight-asian="normal" style:font-weight-complex="normal"/>
    </style:style>
    <style:style style:name="P3" style:family="paragraph" style:parent-style-name="Standard">
      <style:text-properties officeooo:paragraph-rsid="0009fe5a"/>
    </style:style>
    <style:style style:name="P4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paragraph-rsid="0009fe5a"/>
    </style:style>
    <style:style style:name="P5" style:family="paragraph" style:parent-style-name="Standard_20__28_user_29_">
      <style:paragraph-properties fo:text-align="end" style:justify-single-word="false"/>
      <style:text-properties officeooo:paragraph-rsid="0009fe5a"/>
    </style:style>
    <style:style style:name="P6" style:family="paragraph" style:parent-style-name="Standard_20__28_user_29_">
      <style:text-properties fo:font-weight="bold" officeooo:paragraph-rsid="0009fe5a" style:font-weight-asian="bold" style:font-weight-complex="bold"/>
    </style:style>
    <style:style style:name="P7" style:family="paragraph" style:parent-style-name="Standard_20__28_user_29_">
      <style:text-properties style:font-name="Liberation Serif" fo:font-weight="bold" officeooo:paragraph-rsid="0009fe5a" style:font-name-asian="Tahoma1" style:font-weight-asian="bold" style:font-name-complex="Droid Sans Devanagari" style:font-weight-complex="bold"/>
    </style:style>
    <style:style style:name="P8" style:family="paragraph" style:parent-style-name="Standard_20__28_user_29_">
      <style:text-properties officeooo:paragraph-rsid="0009fe5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fe5a" style:font-weight-asian="bold" style:font-weight-complex="bold"/>
    </style:style>
    <style:style style:name="T3" style:family="text">
      <style:text-properties fo:font-weight="bold" style:font-name-asian="Times New Roman1" style:font-weight-asian="bold" style:font-name-complex="Times New Roman1" style:font-weight-complex="bold"/>
    </style:style>
    <style:style style:name="T4" style:family="text">
      <style:text-properties style:font-name="Liberation Serif" fo:font-weight="bold" style:font-name-asian="Tahoma1" style:font-weight-asian="bold" style:font-name-complex="Droid Sans Devanagari" style:font-weight-complex="bold"/>
    </style:style>
    <style:style style:name="T5" style:family="text">
      <style:text-properties style:font-name="Liberation Serif" fo:font-weight="bold" officeooo:rsid="0009fe5a" style:font-name-asian="Tahoma1" style:font-weight-asian="bold" style:font-name-complex="Droid Sans Devanagari" style:font-weight-complex="bold"/>
    </style:style>
    <style:style style:name="T6" style:family="text">
      <style:text-properties style:font-name="Liberation Serif" fo:font-weight="normal" officeooo:rsid="0009fe5a" style:font-name-asian="Tahoma1" style:font-weight-asian="normal" style:font-name-complex="Droid Sans Devanagari" style:font-weight-complex="normal"/>
    </style:style>
    <style:style style:name="T7" style:family="text">
      <style:text-properties fo:font-weight="normal" officeooo:rsid="0009fe5a" style:font-weight-asian="normal" style:font-weight-complex="normal"/>
    </style:style>
    <style:style style:name="T8" style:family="text">
      <style:text-properties fo:color="#808080" loext:opacity="100%" style:font-name="JetBrains Mono" fo:font-size="10pt" fo:font-style="normal" style:font-size-asian="10pt" style:font-style-asian="normal"/>
    </style:style>
    <style:style style:name="T9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 style:font-weight-complex="bold"/>
    </style:style>
    <style:style style:name="T11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Студент группы ИС-22 Енгибарян М.В.</text:p>
      <text:p text:style-name="P8"><text:span text:style-name="T1">Практическое занятие </text:span><text:span text:style-name="T3">№</text:span><text:span text:style-name="T1"> </text:span><text:span text:style-name="T2">9</text:span></text:p>
      <text:p text:style-name="P6"/>
      <text:p text:style-name="P8"><text:span text:style-name="T1">Тема: </text:span><text:span text:style-name="T7">Составление программ со словарями в IDE PyCharm Community.</text:span></text:p>
      <text:p text:style-name="P7"/>
      <text:p text:style-name="P8"><text:span text:style-name="T4">Цель: </text:span><text:span text:style-name="T6">закрепить усвоенные знания, понятия, алгоритмы, основные принципы составления программ, приобрести навыки составления программ со словарями в IDE PyCharm Community.</text:span></text:p>
      <text:p text:style-name="P8"/>
      <text:p text:style-name="P8"><text:span text:style-name="T1">Постановка задачи.</text:span></text:p>
      <text:p text:style-name="P2"><text:span text:style-name="T8">Дан словарь с произвольным количеством элементов. Выяснить имеется ли в нем элемент с ключом «фрукт = яблоко» и если он отсутствует, то добавить его в словарь. Вывести на экран первоначальный словарь и измененный.</text:span></text:p>
      <text:p text:style-name="P1"/>
      <text:p text:style-name="P8"><text:span text:style-name="T1">Текст программы:</text:span></text:p>
      <text:p text:style-name="P4"><text:span text:style-name="T10">fruits = </text:span><text:span text:style-name="T9">{ </text:span><text:span text:style-name="T11">'овощ'</text:span><text:span text:style-name="T9">: </text:span><text:span text:style-name="T11">'морковь'</text:span><text:span text:style-name="T12">, </text:span><text:span text:style-name="T11">'ягода'</text:span><text:span text:style-name="T9">: </text:span><text:span text:style-name="T11">'клубника'</text:span><text:span text:style-name="T12">, </text:span><text:span text:style-name="T11">'зелень'</text:span><text:span text:style-name="T9">: </text:span><text:span text:style-name="T11">'укроп'</text:span><text:span text:style-name="T9">}</text:span><text:line-break/><text:span text:style-name="T13">print</text:span><text:span text:style-name="T9">(</text:span><text:span text:style-name="T11">"Первоначальный словарь:"</text:span><text:span text:style-name="T12">, </text:span><text:span text:style-name="T9">fruits)</text:span><text:line-break/><text:span text:style-name="T12">if </text:span><text:span text:style-name="T11">'фрукт' </text:span><text:span text:style-name="T12">in </text:span><text:span text:style-name="T9">fruits </text:span><text:span text:style-name="T12">and </text:span><text:span text:style-name="T9">fruits[</text:span><text:span text:style-name="T11">'фрукт'</text:span><text:span text:style-name="T9">] == </text:span><text:span text:style-name="T11">'яблоко'</text:span><text:span text:style-name="T9">:</text:span><text:line-break/><text:span text:style-name="T9"> <text:s text:c="3"/></text:span><text:span text:style-name="T13">print</text:span><text:span text:style-name="T9">(</text:span><text:span text:style-name="T11">"Элемент с ключом 'фрукт' и значением 'яблоко' присутствует в словаре."</text:span><text:span text:style-name="T9">)</text:span><text:line-break/><text:span text:style-name="T12">else</text:span><text:span text:style-name="T9">:</text:span><text:line-break/><text:span text:style-name="T9"> <text:s text:c="3"/>fruits[</text:span><text:span text:style-name="T11">'фрукт'</text:span><text:span text:style-name="T9">] = </text:span><text:span text:style-name="T11">'яблоко'</text:span><text:line-break/><text:span text:style-name="T11"> <text:s text:c="3"/></text:span><text:span text:style-name="T13">print</text:span><text:span text:style-name="T9">(</text:span><text:span text:style-name="T11">"Элемент с ключом 'фрукт' и значением 'яблоко' добавлен в словарь."</text:span><text:span text:style-name="T9">)</text:span><text:line-break/><text:line-break/><text:span text:style-name="T13">print</text:span><text:span text:style-name="T9">(</text:span><text:span text:style-name="T11">"Измененный словарь:"</text:span><text:span text:style-name="T12">, </text:span><text:span text:style-name="T9">fruits)</text:span></text:p>
      <text:p text:style-name="P3"><text:span text:style-name="T1"/></text:p>
      <text:p text:style-name="P8"><text:span text:style-name="T1">Протокол работы программы:</text:span></text:p>
      <text:p text:style-name="P8"><text:span text:style-name="T1">/usr/bin/python3.9 /home/student/Документы/PycharmProjects/IS-22/Engibaryan/PZ_9/9.py </text:span></text:p>
      <text:p text:style-name="P8"><text:span text:style-name="T1">Первоначальный словарь: {'овощ': 'морковь', 'ягода': 'клубника', 'зелень': 'укроп'}</text:span></text:p>
      <text:p text:style-name="P8"><text:span text:style-name="T1">Элемент с ключом 'фрукт' и значением 'яблоко' добавлен в словарь.</text:span></text:p>
      <text:p text:style-name="P8"><text:span text:style-name="T1">Измененный словарь: {'овощ': 'морковь', 'ягода': 'клубника', 'зелень': 'укроп', 'фрукт': 'яблоко'}</text:span></text:p>
      <text:p text:style-name="P8"><text:span text:style-name="T1"/></text:p>
      <text:p text:style-name="P8"><text:span text:style-name="T1">Process finished with exit code 0</text:span></text:p>
      <text:p text:style-name="P8"><text:span text:style-name="T1"/></text:p>
      <text:p text:style-name="P8"><text:span text:style-name="T1">Вывод: </text:span><text:span text:style-name="T7">я </text:span><text:span text:style-name="T6">закрепила усвоенные знания, понятия, алгоритмы, основные принципы составления программ, приобрела навыки составления программ со словарями в IDE PyCharm Community.</text:span></text:p>
      <text:p text:style-name="P8">Выполнены разработка кода, отладка, тестирование, оптимизация программного кода.</text:p>
      <text:p text:style-name="P8"><text:span text:style-name="T6">Готовые программные коды выложены на GitHub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style:font-name="Times New Roman" fo:font-family="'Times New Roman'" style:font-family-generic="roman" style:font-pitch="variable" fo:font-size="12pt" style:letter-kerning="true" style:font-name-asian="Verdana" style:font-family-asian="Verdana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1-20T15:32:43.858678896</dc:date>
    <meta:editing-cycles>2</meta:editing-cycles>
    <meta:editing-duration>PT8M58S</meta:editing-duration>
    <meta:document-statistic meta:table-count="0" meta:image-count="0" meta:object-count="0" meta:page-count="1" meta:paragraph-count="17" meta:word-count="196" meta:character-count="1628" meta:non-whitespace-character-count="1435"/>
    <meta:user-defined meta:name="Поле 1"/>
    <meta:user-defined meta:name="Поле 2"/>
    <meta:user-defined meta:name="Поле 3"/>
    <meta:user-defined meta:name="Поле 4"/>
  </office:meta>
</office:document-meta>
</file>